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2: RC Circuit Analysi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he RC circui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= K</text:span><text:span text:style-name="T6">b</text:span><text:span text:style-name="T5"> 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= K</text:span><text:span text:style-name="T8">d</text:span><text:span text:style-name="T7"> 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</text:span><text:span text:style-name="T10">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</text:span><text:span text:style-name="T11">= V(6)-V(8), where V(6) and V(8) are the voltages in nodes 6 and 8 as obtained in 1). Explain </text:span><text:span text:style-name="T11">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</text:span><text:span text:style-name="T11">obtained in 2) (use Ngspice directive .ic V(6)=... v(9)=...). Use Ngpice’s transient analysis </text:span><text:span text:style-name="T11">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total response on node 6 (natural+forced) by repeating step <text:s/>3) with v</text:span><text:span text:style-name="T12">s</text:span><text:span text:style-name="T11">(t) as </text:span><text:span text:style-name="T11">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</text:span><text:span text:style-name="T11">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</text:span><text:span text:style-name="T10">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</text:span><text:span text:style-name="T10">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</text:span><text:span text:style-name="T11">make V</text:span><text:span text:style-name="T12">s</text:span><text:span text:style-name="T11">=0 and replace the capacitor with a voltage source V</text:span><text:span text:style-name="T12">x</text:span><text:span text:style-name="T11">= V(6)-V(8), where V(6) and </text:span><text:span text:style-name="T11">V(8) are the voltages in nodes 6 and 8 as obtained in 1); run nodal analysis to determine the </text:span><text:span text:style-name="T11">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</text:span><text:span text:style-name="T11">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</text:span><text:span text:style-name="T10">. </text:span><text:span text:style-name="T10">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</text:span><text:span text:style-name="T11">phasor voltage source V</text:span><text:span text:style-name="T12">s </text:span><text:span text:style-name="T11">= 1; replace C with its impedance Z</text:span><text:span text:style-name="T12">C</text:span><text:span text:style-name="T11">; run nodal analysis to determine </text:span><text:span text:style-name="T11">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</text:span><text:span text:style-name="T11">f=1KHz, and superimposing the natural and forced solutions. Plot both v</text:span><text:span text:style-name="T12">s</text:span><text:span text:style-name="T11">(t) and v</text:span><text:span text:style-name="T12">6</text:span><text:span text:style-name="T11">(t) in the </text:span><text:span text:style-name="T11">same figure in the interval [</text:span><text:span text:style-name="T15">-5</text:span><text:span text:style-name="T11">, </text:span><text:span text:style-name="T15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for frequency range 0.1 Hz to 1 </text:span><text:span text:style-name="T11">MHz <text:s/>(use a frequency logarithmic scale, magnitude in dB and phase in degrees). Plot v</text:span><text:span text:style-name="T12">s</text:span><text:span text:style-name="T11">(f), </text:span><text:span text:style-name="T10"><text:s/></text:span><text:span text:style-name="T10"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6">t2_datagen.py</text:span><text:span text:style-name="T10"> output should be redirected to a file </text:span><text:span text:style-name="T16">data.txt</text:span><text:span text:style-name="T10"> using bash’s </text:span><text:span text:style-name="T10">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6">data.txt, </text:span><text:span text:style-name="T10">and</text:span><text:span text:style-name="T16"> </text:span><text:span text:style-name="T10">output a data file for Ngspice </text:span><text:span text:style-name="T10">(directive .include). Use file I/O functions such as </text:span><text:span text:style-name="T16">fprintf</text:span><text:span text:style-name="T10"> and </text:span><text:span text:style-name="T16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</text:span><text:span text:style-name="T11">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7">side by side</text:span><text:span text:style-name="T11"> looking for exactness or discrepancy, and </text:span><text:span text:style-name="T11">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7">07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7">07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7</meta:editing-cycles>
    <meta:creation-date>2014-07-21T10:31:21</meta:creation-date>
    <dc:date>2021-04-07T21:48:02.829485768</dc:date>
    <meta:editing-duration>P2DT51M32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